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5.502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666666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666666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weight-asian="bold" style:font-name-complex="Monospace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1.5pt solid #808080" style:vertical-align="middle"/>
      <style:paragraph-properties fo:text-align="center"/>
    </style:style>
    <style:style style:name="ce8" style:family="table-cell" style:parent-style-name="Default">
      <style:table-cell-properties fo:border-bottom="1.5pt solid #80808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1.5pt solid #808080" style:vertical-align="middle"/>
      <style:paragraph-properties fo:text-align="center"/>
      <style:text-properties style:text-outline="false" style:text-line-through-style="none" style:text-line-through-type="none" style:font-name="Monospace" fo:font-size="10pt" fo:language="none" fo:country="none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weight-asian="bold" style:font-name-complex="Monospace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1.5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ase locale </text:p>
          </table:table-cell>
          <table:covered-table-cell table:style-name="ce3"/>
          <table:table-cell/>
          <table:table-cell table:style-name="ce6" office:value-type="string" calcext:value-type="string" table:number-columns-spanned="2" table:number-rows-spanned="1">
            <text:p>base exploitation</text:p>
          </table:table-cell>
          <table:covered-table-cell table:style-name="ce8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incref </text:p>
          </table:table-cell>
          <table:table-cell table:style-name="ce4" office:value-type="string" calcext:value-type="string">
            <text:p>SUM(p2,poids * ua,u_v13 * a,w)</text:p>
          </table:table-cell>
          <table:table-cell/>
          <table:table-cell table:style-name="ce7" office:value-type="string" calcext:value-type="string">
            <text:p>incref</text:p>
          </table:table-cell>
          <table:table-cell table:style-name="ce9" office:value-type="string" calcext:value-type="string">
            <text:p>SUM(p2,poids * ua,u_v13 * a,w)</text:p>
          </table:table-cell>
          <table:table-cell/>
          <table:table-cell table:style-name="ce10" office:value-type="string" calcext:value-type="string">
            <text:p>différence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2894607.54244464" calcext:value-type="float">
            <text:p>2894607,54244464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15122.92154391" calcext:value-type="float">
            <text:p>2915122,92154391</text:p>
          </table:table-cell>
          <table:table-cell/>
          <table:table-cell table:style-name="ce5" table:formula="of:=[.B3]-[.E3]" office:value-type="float" office:value="-20515.3790992722" calcext:value-type="float">
            <text:p>-20515,3790992722</text:p>
          </table:table-cell>
          <table:table-cell/>
          <table:table-cell table:formula="of:=[.G3]/[.E3]" office:value-type="float" office:value="-0.0070375691356462" calcext:value-type="float">
            <text:p>-0,007037569135646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847170.97475725" calcext:value-type="float">
            <text:p>2847170,97475725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2866541.70423909" calcext:value-type="float">
            <text:p>2866541,70423909</text:p>
          </table:table-cell>
          <table:table-cell/>
          <table:table-cell table:style-name="ce5" table:formula="of:=[.B4]-[.E4]" office:value-type="float" office:value="-19370.7294818414" calcext:value-type="float">
            <text:p>-19370,7294818414</text:p>
          </table:table-cell>
          <table:table-cell/>
          <table:table-cell table:formula="of:=[.G4]/[.E4]" office:value-type="float" office:value="-0.00675752578558186" calcext:value-type="float">
            <text:p>-0,00675752578558186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float" office:value="2894883.48886378" calcext:value-type="float">
            <text:p>2894883,48886378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16258.76888821" calcext:value-type="float">
            <text:p>2916258,76888821</text:p>
          </table:table-cell>
          <table:table-cell/>
          <table:table-cell table:style-name="ce11" table:formula="of:=[.B5]-[.E5]" office:value-type="float" office:value="-21375.2800244302" calcext:value-type="float">
            <text:p>-21375,2800244302</text:p>
          </table:table-cell>
          <table:table-cell/>
          <table:table-cell table:formula="of:=[.G5]/[.E5]" office:value-type="float" office:value="-0.00732969249933171" calcext:value-type="float">
            <text:p>-0,0073296924993317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861358.77167572" calcext:value-type="float">
            <text:p>2861358,7716757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61358.77167572" calcext:value-type="float">
            <text:p>2861358,77167572</text:p>
          </table:table-cell>
          <table:table-cell/>
          <table:table-cell table:style-name="ce5" table:formula="of:=[.B6]-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746241.40415362" calcext:value-type="float">
            <text:p>2746241,4041536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46241.40415364" calcext:value-type="float">
            <text:p>2746241,40415364</text:p>
          </table:table-cell>
          <table:table-cell/>
          <table:table-cell table:style-name="ce5" table:formula="of:=[.B7]-[.E7]" office:value-type="float" office:value="-0.00000001490116119385" calcext:value-type="float">
            <text:p>-1,49011611938477E-08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616890.75426181" calcext:value-type="float">
            <text:p>2616890,7542618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16890.75426182" calcext:value-type="float">
            <text:p>2616890,75426182</text:p>
          </table:table-cell>
          <table:table-cell/>
          <table:table-cell table:style-name="ce5" table:formula="of:=[.B8]-[.E8]" office:value-type="float" office:value="-0.00000001210719347" calcext:value-type="float">
            <text:p>-1,21071934700012E-08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2830809.75720907" calcext:value-type="float">
            <text:p>2830809,75720907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30809.75720908" calcext:value-type="float">
            <text:p>2830809,75720908</text:p>
          </table:table-cell>
          <table:table-cell/>
          <table:table-cell table:style-name="ce5" table:formula="of:=[.B9]-[.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2734549.90443027" calcext:value-type="float">
            <text:p>2734549,90443027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34549.90443029" calcext:value-type="float">
            <text:p>2734549,90443029</text:p>
          </table:table-cell>
          <table:table-cell/>
          <table:table-cell table:style-name="ce5" table:formula="of:=[.B10]-[.E10]" office:value-type="float" office:value="-0.00000001769512891769" calcext:value-type="float">
            <text:p>-1,76951289176941E-08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2742911.89280777" calcext:value-type="float">
            <text:p>2742911,89280777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42911.89280777" calcext:value-type="float">
            <text:p>2742911,89280777</text:p>
          </table:table-cell>
          <table:table-cell/>
          <table:table-cell table:style-name="ce5" table:formula="of:=[.B11]-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2698472.8470276" calcext:value-type="float">
            <text:p>2698472,8470276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98472.8470276" calcext:value-type="float">
            <text:p>2698472,8470276</text:p>
          </table:table-cell>
          <table:table-cell/>
          <table:table-cell table:style-name="ce5" table:formula="of:=[.B12]-[.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2740807.46395314" calcext:value-type="float">
            <text:p>2740807,46395314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740807.46395317" calcext:value-type="float">
            <text:p>2740807,46395317</text:p>
          </table:table-cell>
          <table:table-cell/>
          <table:table-cell table:style-name="ce5" table:formula="of:=[.B13]-[.E13]" office:value-type="float" office:value="-0.0000000298023223877" calcext:value-type="float">
            <text:p>-2,98023223876953E-08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2671680.37524692" calcext:value-type="float">
            <text:p>2671680,37524692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671680.37524687" calcext:value-type="float">
            <text:p>2671680,37524687</text:p>
          </table:table-cell>
          <table:table-cell/>
          <table:table-cell table:style-name="ce5" table:formula="of:=[.B14]-[.E14]" office:value-type="float" office:value="0.00000004842877388" calcext:value-type="float">
            <text:p>4,84287738800049E-08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601416.78711401" calcext:value-type="float">
            <text:p>2601416,7871140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601416.787114" calcext:value-type="float">
            <text:p>2601416,787114</text:p>
          </table:table-cell>
          <table:table-cell/>
          <table:table-cell table:style-name="ce5" table:formula="of:=[.B15]-[.E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591980.37627197" calcext:value-type="float">
            <text:p>2591980,37627197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591980.37627194" calcext:value-type="float">
            <text:p>2591980,37627194</text:p>
          </table:table-cell>
          <table:table-cell/>
          <table:table-cell table:style-name="ce5" table:formula="of:=[.B16]-[.E16]" office:value-type="float" office:value="0.00000003725290298462" calcext:value-type="float">
            <text:p>3,72529029846191E-08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2525424.64131113" calcext:value-type="float">
            <text:p>2525424,6413111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525424.64131114" calcext:value-type="float">
            <text:p>2525424,64131114</text:p>
          </table:table-cell>
          <table:table-cell/>
          <table:table-cell table:style-name="ce5" table:formula="of:=[.B17]-[.E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533071.68817293" calcext:value-type="float">
            <text:p>2533071,6881729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533071.6881729" calcext:value-type="float">
            <text:p>2533071,6881729</text:p>
          </table:table-cell>
          <table:table-cell/>
          <table:table-cell table:style-name="ce5" table:formula="of:=[.B18]-[.E18]" office:value-type="float" office:value="0.00000002700835466385" calcext:value-type="float">
            <text:p>2,70083546638489E-0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2460122.32639022" calcext:value-type="float">
            <text:p>2460122,3263902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460122.32639023" calcext:value-type="float">
            <text:p>2460122,32639023</text:p>
          </table:table-cell>
          <table:table-cell/>
          <table:table-cell table:style-name="ce5" table:formula="of:=[.B19]-[.E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2447926.07611827" calcext:value-type="float">
            <text:p>2447926,0761182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447926.07611824" calcext:value-type="float">
            <text:p>2447926,07611824</text:p>
          </table:table-cell>
          <table:table-cell/>
          <table:table-cell table:style-name="ce5" table:formula="of:=[.B20]-[.E20]" office:value-type="float" office:value="0.000000030267983675" calcext:value-type="float">
            <text:p>3,02679836750031E-08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67878.24862877" calcext:value-type="float">
            <text:p>2367878,2486287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367878.24862874" calcext:value-type="float">
            <text:p>2367878,24862874</text:p>
          </table:table-cell>
          <table:table-cell/>
          <table:table-cell table:style-name="ce5" table:formula="of:=[.B21]-[.E21]" office:value-type="float" office:value="0.00000003725290298462" calcext:value-type="float">
            <text:p>3,72529029846191E-08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2311989.76917221" calcext:value-type="float">
            <text:p>2311989,7691722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2311989.76917222" calcext:value-type="float">
            <text:p>2311989,76917222</text:p>
          </table:table-cell>
          <table:table-cell/>
          <table:table-cell table:style-name="ce12" table:formula="of:=[.B22]-[.E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1:23:24.7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9T09:49:10.511688498</meta:creation-date>
    <dc:date>2025-05-05T13:47:20.567000000</dc:date>
    <meta:editing-duration>PT2H34M17S</meta:editing-duration>
    <meta:editing-cycles>7</meta:editing-cycles>
    <meta:generator>LibreOffice/7.2.7.2$Windows_X86_64 LibreOffice_project/8d71d29d553c0f7dcbfa38fbfda25ee34cce99a2</meta:generator>
    <meta:document-statistic meta:table-count="1" meta:cell-count="110" meta:object-count="0"/>
  </office:meta>
</office:document-meta>
</file>